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gconsolata" svg:font-family="Ligconsolata" style:font-adornments="Regular" style:font-pitch="fixed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608cm" fo:min-width="5.215cm"/>
    </style:style>
    <style:style style:name="gr2" style:family="graphic" style:parent-style-name="objectwithoutfill">
      <style:graphic-properties svg:stroke-width="0.053cm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igconsolata"/>
    </style:style>
    <style:style style:name="P4" style:family="paragraph">
      <loext:graphic-properties draw:fill="none" draw:fill-color="#ffffff"/>
      <style:text-properties style:font-name="Ligconsolata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gconsolata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2.858cm" svg:x="2.788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2.858cm" svg:x="13.088cm" svg:y="7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2.858cm" svg:x="7.605cm" svg:y="13.8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99cm" svg:y1="13.381cm" svg:x2="5.862cm" svg:y2="10.206cm">
          <text:p/>
        </draw:line>
        <draw:line draw:style-name="gr2" draw:text-style-name="P2" draw:layer="layout" svg:x1="15.69cm" svg:y1="10.207cm" svg:x2="11.562cm" svg:y2="13.382cm">
          <text:p/>
        </draw:line>
        <draw:frame draw:style-name="gr3" draw:text-style-name="P4" draw:layer="layout" svg:width="4.763cm" svg:height="2.222cm" svg:x="3.222cm" svg:y="7.35cm">
          <draw:text-box>
            <text:p text:style-name="P3"><text:span text:style-name="T1">Github:</text:span></text:p>
            <text:p text:style-name="P3"><text:span text:style-name="T1">user/test-repo</text:span></text:p>
          </draw:text-box>
        </draw:frame>
        <draw:frame draw:style-name="gr3" draw:text-style-name="P4" draw:layer="layout" svg:width="4.763cm" svg:height="2.222cm" svg:x="13.523cm" svg:y="7.35cm">
          <draw:text-box>
            <text:p text:style-name="P3"><text:span text:style-name="T1">Github:</text:span></text:p>
            <text:p text:style-name="P3"><text:span text:style-name="T1">org/test-repo</text:span></text:p>
          </draw:text-box>
        </draw:frame>
        <draw:frame draw:style-name="gr3" draw:text-style-name="P4" draw:layer="layout" svg:width="4.763cm" svg:height="2.222cm" svg:x="8.123cm" svg:y="14.15cm">
          <draw:text-box>
            <text:p text:style-name="P3"><text:span text:style-name="T1">Local machine:</text:span></text:p>
            <text:p text:style-name="P3"><text:span text:style-name="T1">test-repo</text:span></text:p>
          </draw:text-box>
        </draw:frame>
        <draw:line draw:style-name="gr4" draw:text-style-name="P2" draw:layer="layout" svg:x1="8.937cm" svg:y1="8.855cm" svg:x2="12.747cm" svg:y2="8.855cm">
          <text:p/>
        </draw:line>
        <draw:line draw:style-name="gr4" draw:text-style-name="P2" draw:layer="layout" svg:x1="12.734cm" svg:y1="7.855cm" svg:x2="8.924cm" svg:y2="7.855cm">
          <text:p/>
        </draw:line>
        <draw:frame draw:style-name="gr5" draw:text-style-name="P6" draw:layer="layout" svg:width="2.858cm" svg:height="0.962cm" svg:x="9.572cm" svg:y="6.715cm">
          <draw:text-box>
            <text:p text:style-name="P5">fork</text:p>
          </draw:text-box>
        </draw:frame>
        <draw:frame draw:style-name="gr5" draw:text-style-name="P6" draw:layer="layout" svg:width="2.858cm" svg:height="0.962cm" svg:x="9.572cm" svg:y="9.115cm">
          <draw:text-box>
            <text:p text:style-name="P5">PR</text:p>
          </draw:text-box>
        </draw:frame>
        <draw:frame draw:style-name="gr5" draw:text-style-name="P6" draw:layer="layout" svg:width="2.858cm" svg:height="0.962cm" svg:x="13.772cm" svg:y="11.415cm">
          <draw:text-box>
            <text:p text:style-name="P5">pull</text:p>
          </draw:text-box>
        </draw:frame>
        <draw:frame draw:style-name="gr5" draw:text-style-name="P6" draw:layer="layout" svg:width="2.858cm" svg:height="0.962cm" svg:x="5.172cm" svg:y="11.415cm">
          <draw:text-box>
            <text:p text:style-name="P5">push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gconsolata" svg:font-family="Ligconsolata" style:font-adornments="Regular" style:font-pitch="fixed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3T14:37:18.231757367</meta:creation-date>
    <dc:date>2022-02-03T14:51:23.220302640</dc:date>
    <meta:editing-duration>PT14S</meta:editing-duration>
    <meta:editing-cycles>1</meta:editing-cycles>
    <meta:document-statistic meta:object-count="14"/>
    <meta:generator>LibreOffice/7.2.5.2.0$Linux_X86_64 LibreOffice_project/20$Build-2</meta:generator>
  </office:meta>
</office:document-meta>
</file>